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sans-serif" svg:font-family="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style:text-underline-style="none"/>
    </style:style>
    <style:style style:name="P5" style:family="paragraph" style:parent-style-name="Text_20_body">
      <style:text-properties fo:language="pt" fo:country="PT"/>
    </style:style>
    <style:style style:name="P6" style:family="paragraph" style:parent-style-name="Text_20_body" style:list-style-name="L1">
      <style:text-properties fo:language="pt" fo:country="PT" style:font-size-asian="10.5pt"/>
    </style:style>
    <style:style style:name="P7" style:family="paragraph" style:parent-style-name="Text_20_body">
      <style:text-properties fo:language="pt" fo:country="PT" style:text-underline-style="none"/>
    </style:style>
    <style:style style:name="P8" style:family="paragraph" style:parent-style-name="Text_20_body">
      <style:text-properties fo:language="pt" fo:country="PT" fo:font-style="normal" style:text-underline-style="none" fo:font-weight="bold" style:font-size-asian="10.5pt" style:font-style-asian="normal" style:font-weight-asian="bold" style:font-style-complex="normal" style:font-weight-complex="bold"/>
    </style:style>
    <style:style style:name="P9" style:family="paragraph" style:parent-style-name="Text_20_body">
      <style:text-properties fo:language="pt" fo:country="PT" fo:font-style="normal" style:font-size-asian="10.5pt" style:font-style-asian="normal" style:font-style-complex="normal"/>
    </style:style>
    <style:style style:name="P10" style:family="paragraph" style:parent-style-name="Heading_20_2">
      <style:text-properties fo:language="pt" fo:country="PT" style:font-size-asian="10.5pt"/>
    </style:style>
    <style:style style:name="P11" style:family="paragraph" style:parent-style-name="Heading_20_1">
      <style:text-properties fo:language="pt" fo:country="PT"/>
    </style:style>
    <style:style style:name="P12" style:family="paragraph" style:parent-style-name="Heading_20_3">
      <style:text-properties fo:language="pt" fo:country="PT"/>
    </style:style>
    <style:style style:name="P13" style:family="paragraph" style:parent-style-name="Footnote">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10"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10"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10"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104424851" text:style-name="L1">
        <text:list-item>
          <text:p text:style-name="P6">uma especificação formal, concisa e independente de um sistema da estrutura da AST;</text:p>
        </text:list-item>
        <text:list-item>
          <text:p text:style-name="P6">as ações têm um contexto implícito graças à sua localização na gramática;</text:p>
        </text:list-item>
        <text:list-item>
          <text:p text:style-name="P6">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12"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Numa visão muit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4">Para o SNT statement, apenas ilustraremos a ação criada para um statement em específico visto que os restantes são semelhantes. </text:p>
      <text:p text:style-name="P4">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4"><text:tab/>statement [Grafo g_in, TreeSet&lt;Integer&gt; nrs_ultima_instrucao_in, String label_in] returns [Grafo g_out, TreeSet&lt;Integer&gt; nrs_ultima_instrucao_out, String label_out]</text:p>
      <text:p text:style-name="P4"><text:tab/>@init {</text:p>
      <text:p text:style-name="P4"><text:tab/><text:tab/>Grafo g = $statement.g_in;</text:p>
      <text:p text:style-name="P4"><text:soft-page-break/><text:tab/>}</text:p>
      <text:p text:style-name="P4"><text:tab/><text:tab/>:<text:tab/>atribuicao[g, $statement.label_in] </text:p>
      <text:p text:style-name="P4"><text:tab/><text:tab/><text:tab/>{</text:p>
      <text:p text:style-name="P4"><text:tab/><text:tab/><text:tab/><text:tab/>g = $atribuicao.g_out;</text:p>
      <text:p text:style-name="P4"/>
      <text:p text:style-name="P4"><text:tab/><text:tab/><text:tab/><text:tab/>// verifica se existem instrucoes anteriormente executadas e conecta essas instrucoes à nova instrucao</text:p>
      <text:p text:style-name="P4"><text:tab/><text:tab/><text:tab/><text:tab/>g.checkAndPutCaminho($statement.nrs_ultima_instrucao_in, new ParNrInstrucaoLabel($atribuicao.nrs_ultima_instrucao_out.first(), $statement.label_in));</text:p>
      <text:p text:style-name="P4"><text:tab/><text:tab/><text:tab/></text:p>
      <text:p text:style-name="P4"><text:tab/><text:tab/><text:tab/><text:tab/>$statement.g_out = g;</text:p>
      <text:p text:style-name="P4"><text:tab/><text:tab/><text:tab/><text:tab/>$statement.nrs_ultima_instrucao_out = $atribuicao.nrs_ultima_instrucao_out;</text:p>
      <text:p text:style-name="P4"><text:tab/><text:tab/><text:tab/><text:tab/>$statement.label_out = $atribuicao.label_out;</text:p>
      <text:p text:style-name="P4"><text:tab/><text:tab/><text:tab/>}</text:p>
      <text:p text:style-name="P4"><text:tab/><text:tab/>| …</text:p>
      <text:p text:style-name="P4"><text:tab/><text:tab/>;</text:p>
      <text:p text:style-name="P4">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4"/>
      <text:p text:style-name="P4">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4"><text:tab/>atribuicao [Grafo g_in, String label_in] returns [Grafo g_out, TreeSet&lt;Integer&gt; nrs_ultima_instrucao_out, String label_out]</text:p>
      <text:p text:style-name="P4"><text:tab/>@init {</text:p>
      <text:p text:style-name="P4"><text:tab/><text:tab/>Grafo g = $atribuicao.g_in;</text:p>
      <text:p text:style-name="P4"><text:tab/>}</text:p>
      <text:p text:style-name="P4"><text:tab/><text:tab/>:<text:tab/> ^('=' ID expr)</text:p>
      <text:p text:style-name="P4"><text:tab/><text:tab/>{</text:p>
      <text:p text:style-name="P4"><text:tab/><text:tab/><text:tab/>TreeSet&lt;Integer&gt; nrs = new TreeSet&lt;Integer&gt;();</text:p>
      <text:p text:style-name="P4"><text:tab/><text:tab/><text:tab/>// cria nodo no grafo e guarda o nr da instrucao</text:p>
      <text:p text:style-name="P4"><text:tab/><text:tab/><text:tab/>nrs.add(g.putNodo(new Instrucao($ID.text + " = " + $expr.instrucao, null, null)));</text:p>
      <text:p text:style-name="P4"><text:soft-page-break/><text:tab/><text:tab/></text:p>
      <text:p text:style-name="P4"><text:tab/><text:tab/><text:tab/>$atribuicao.nrs_ultima_instrucao_out = nrs;</text:p>
      <text:p text:style-name="P4"><text:tab/><text:tab/><text:tab/>$atribuicao.g_out = g;</text:p>
      <text:p text:style-name="P4"><text:tab/><text:tab/><text:tab/>$atribuicao.label_out = "";</text:p>
      <text:p text:style-name="P4"><text:tab/><text:tab/>}</text:p>
      <text:p text:style-name="P4"><text:tab/><text:tab/>;</text:p>
      <text:p text:style-name="P4"/>
      <text:p text:style-name="P4">Da mesma forma que os casos do ifs e whiles diferiam dos outros, também a este nível diferem. As produções para ambos são um pouco mais elaboradas que as restantes.</text:p>
      <text:p text:style-name="P4">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4"><text:tab/>ifs</text:p>
      <text:p text:style-name="P4"><text:tab/><text:tab/>: ^(IF expr a=bloco (b=bloco)?)</text:p>
      <text:p text:style-name="P4"><text:tab/><text:tab/>;</text:p>
      <text:p text:style-name="P4">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4"><text:tab/>ifs [Grafo g_in, TreeSet&lt;Integer&gt; nrs_ultima_instrucao_in, String label_in] returns [Grafo g_out, TreeSet&lt;Integer&gt; nrs_ultima_instrucao_out, String label_out]</text:p>
      <text:p text:style-name="P4"><text:tab/>@init {</text:p>
      <text:p text:style-name="P4"><text:tab/><text:tab/>Grafo g = $ifs.g_in;</text:p>
      <text:p text:style-name="P4"><text:tab/><text:tab/>int nr_ult_inst_exp = -1;</text:p>
      <text:p text:style-name="P4"><text:tab/><text:tab/>TreeSet&lt;Integer&gt; nrs_exp = new TreeSet&lt;Integer&gt;();</text:p>
      <text:p text:style-name="P4"><text:tab/><text:tab/>TreeSet&lt;Integer&gt; nrs_out = new TreeSet&lt;Integer&gt;();</text:p>
      <text:p text:style-name="P4"><text:tab/>}</text:p>
      <text:p text:style-name="P4"><text:tab/><text:tab/>:<text:tab/>^(IF expr </text:p>
      <text:p text:style-name="P4"><text:tab/><text:tab/><text:tab/><text:tab/>{</text:p>
      <text:p text:style-name="P4"><text:tab/><text:tab/><text:tab/><text:tab/><text:tab/>// cria nodo no grafo e guarda o nr da instrucao</text:p>
      <text:p text:style-name="P4"><text:tab/><text:tab/><text:tab/><text:tab/><text:tab/>nr_ult_inst_exp = g.putNodo(new Instrucao($IF.text + "(" + $expr.instrucao + ")", null, null));</text:p>
      <text:p text:style-name="P4"><text:tab/><text:tab/><text:tab/><text:tab/></text:p>
      <text:p text:style-name="P4"><text:tab/><text:tab/><text:tab/><text:tab/><text:tab/>// verifica se existem instrucoes anteriormente executadas e conecta essas instrucoes à nova instrucao (expressao)</text:p>
      <text:p text:style-name="P4"><text:soft-page-break/><text:tab/><text:tab/><text:tab/><text:tab/><text:tab/>g.checkAndPutCaminho($ifs.nrs_ultima_instrucao_in, new ParNrInstrucaoLabel(nr_ult_inst_exp, $ifs.label_in));</text:p>
      <text:p text:style-name="P4"><text:tab/><text:tab/><text:tab/><text:tab/></text:p>
      <text:p text:style-name="P4"><text:tab/><text:tab/><text:tab/><text:tab/><text:tab/>// variavel que sera passada aos blocos para indicar o nodo que sera ligado a primeira instrucao de cada bloco</text:p>
      <text:p text:style-name="P4"><text:tab/><text:tab/><text:tab/><text:tab/><text:tab/>nrs_exp.add(nr_ult_inst_exp);</text:p>
      <text:p text:style-name="P4"><text:tab/><text:tab/><text:tab/><text:tab/></text:p>
      <text:p text:style-name="P4"><text:tab/><text:tab/><text:tab/><text:tab/><text:tab/>// adiciona provisoriamente o nr da expressao. caso exista o bloco else, este é removido ja que a instrucao seguinte, ligar-se-á à última instrucao dos blocos then e else</text:p>
      <text:p text:style-name="P4"><text:tab/><text:tab/><text:tab/><text:tab/><text:tab/>// caso contrario, ligar-se-á à expressão e ao bloco then.</text:p>
      <text:p text:style-name="P4"><text:tab/><text:tab/><text:tab/><text:tab/><text:tab/>nrs_out.add(nr_ult_inst_exp);</text:p>
      <text:p text:style-name="P4"><text:tab/><text:tab/><text:tab/><text:tab/>}</text:p>
      <text:p text:style-name="P4">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4"><text:tab/><text:tab/>a=bloco[g, nrs_exp, "T"] </text:p>
      <text:p text:style-name="P4"><text:tab/><text:tab/>{</text:p>
      <text:p text:style-name="P4"><text:tab/><text:tab/><text:tab/>g = $a.g_out; </text:p>
      <text:p text:style-name="P4"><text:tab/><text:tab/><text:tab/>// adiciona os nrs das utlimas instrucoes deste bloco</text:p>
      <text:p text:style-name="P4"><text:tab/><text:tab/><text:tab/>nrs_out.addAll($a.nrs_ultima_instrucao_out);</text:p>
      <text:p text:style-name="P4"><text:tab/><text:tab/>} </text:p>
      <text:p text:style-name="P4">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4"><text:tab/><text:tab/>(b=bloco[g, nrs_exp, "F"] </text:p>
      <text:p text:style-name="P4"><text:tab/><text:tab/><text:tab/>{ </text:p>
      <text:p text:style-name="P4"><text:tab/><text:tab/><text:tab/><text:tab/>g = $b.g_out; </text:p>
      <text:p text:style-name="P4"><text:tab/><text:tab/><text:tab/><text:tab/>// remove o nr da expressao adicionado provisoriamente</text:p>
      <text:p text:style-name="P4"><text:tab/><text:tab/><text:tab/><text:tab/>nrs_out.remove(nr_ult_inst_exp);</text:p>
      <text:p text:style-name="P4"><text:tab/><text:tab/><text:tab/><text:tab/>// adiciona os nrs das utlimas instrucoes deste bloco</text:p>
      <text:p text:style-name="P4"><text:tab/><text:tab/><text:tab/><text:tab/>nrs_out.addAll($b.nrs_ultima_instrucao_out); </text:p>
      <text:p text:style-name="P4"><text:tab/><text:tab/><text:tab/>} )?</text:p>
      <text:p text:style-name="P4"><text:tab/><text:tab/>)</text:p>
      <text:p text:style-name="P4"><text:tab/><text:tab/>{</text:p>
      <text:p text:style-name="P4"><text:soft-page-break/><text:tab/><text:tab/><text:tab/>$ifs.nrs_ultima_instrucao_out = nrs_out;</text:p>
      <text:p text:style-name="P4"><text:tab/><text:tab/><text:tab/>$ifs.g_out = g;</text:p>
      <text:p text:style-name="P4"><text:tab/><text:tab/><text:tab/>$ifs.label_out = "";</text:p>
      <text:p text:style-name="P4"><text:tab/><text:tab/><text:tab/></text:p>
      <text:p text:style-name="Text_20_body"><text:tab/><text:tab/>}</text:p>
      <text:p text:style-name="P4"><text:tab/>;</text:p>
      <text:p text:style-name="P4"/>
      <text:p text:style-name="P4">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4"><text:tab/>whiles</text:p>
      <text:p text:style-name="P4"><text:tab/><text:tab/>: ^(WHILE expr bloco)</text:p>
      <text:p text:style-name="P4"><text:tab/><text:tab/>;</text:p>
      <text:p text:style-name="P4">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4"><text:tab/>whiles [Grafo g_in, TreeSet&lt;Integer&gt; nrs_ultima_instrucao_in, String label_in] returns [Grafo g_out, TreeSet&lt;Integer&gt; nrs_ultima_instrucao_out, String label_out]</text:p>
      <text:p text:style-name="P4"><text:tab/>@init {</text:p>
      <text:p text:style-name="P4"><text:tab/><text:tab/>Grafo g = $whiles.g_in;</text:p>
      <text:p text:style-name="P4"><text:tab/><text:tab/>int nr_ult_inst_exp = -1;</text:p>
      <text:p text:style-name="P4"><text:tab/><text:tab/>TreeSet&lt;Integer&gt; nrs_exp = new TreeSet&lt;Integer&gt;();</text:p>
      <text:p text:style-name="P4"><text:tab/>}</text:p>
      <text:p text:style-name="P4"><text:tab/><text:tab/>:<text:tab/> ^(WHILE expr</text:p>
      <text:p text:style-name="P4"><text:tab/><text:tab/><text:tab/>{</text:p>
      <text:p text:style-name="P4"><text:tab/><text:tab/><text:tab/><text:tab/>// cria nodo no grafo e guarda o nr da instrucao</text:p>
      <text:p text:style-name="P4"><text:tab/><text:tab/><text:tab/><text:tab/>nr_ult_inst_exp = g.putNodo(new Instrucao($WHILE.text + "(" + $expr.instrucao + ")", null, null));</text:p>
      <text:p text:style-name="P4"><text:tab/><text:tab/><text:tab/><text:tab/></text:p>
      <text:p text:style-name="P4"><text:tab/><text:tab/><text:tab/><text:tab/>// verifica se existem instrucoes anteriormente executadas e conecta essas instrucoes à nova instrucao (expressao)</text:p>
      <text:p text:style-name="P4"><text:tab/><text:tab/><text:tab/><text:tab/>g.checkAndPutCaminho($whiles.nrs_ultima_instrucao_in, new ParNrInstrucaoLabel(nr_ult_inst_exp, $whiles.label_in));</text:p>
      <text:p text:style-name="P4"><text:tab/><text:tab/><text:tab/><text:tab/></text:p>
      <text:p text:style-name="P4"><text:tab/><text:tab/><text:tab/><text:tab/>// variavel que sera passada ao bloco para indicar o nodo que sera ligado a <text:soft-page-break/>primeira instrucao do bloco</text:p>
      <text:p text:style-name="P4"><text:tab/><text:tab/><text:tab/><text:tab/>nrs_exp.add(nr_ult_inst_exp);</text:p>
      <text:p text:style-name="P4"><text:tab/><text:tab/><text:tab/>}</text:p>
      <text:p text:style-name="P4">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4">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4"/>
      <text:p text:style-name="P4">Desta forma, apresentámos a implementação da solução encontrada para construir um ou mais CFG a partir de um programa Cmb.</text:p>
      <text:p text:style-name="P4">A Tree Grammar completa (CmbTGCFG.g) pode ser consultada em anexo.</text:p>
      <text:p text:style-name="P4"/>
      <text:p text:style-name="P4"/>
      <text:h text:style-name="P12"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0" text:note-class="footnote"><text:note-citation>1</text:note-citation><text:note-body><text:p text:style-name="P13">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1" text:note-class="footnote"><text:note-citation>2</text:note-citation><text:note-body><text:p text:style-name="P13">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1"><text:span text:style-name="T3"/></text:p>
      <text:p text:style-name="P8">Passa-se grafo, contexto (principalmente para distinguir while do corpo da funcao, quando while -&gt; adia o check de dependencias para o final do bloco), nrs_ultima_instrucao_in (dependencia de controlo), lab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sans-serif" svg:font-family="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7T17:14:13</dc:date>
    <dc:creator>Bruno Azevedo</dc:creator>
    <meta:editing-duration>PT14H40M58S</meta:editing-duration>
    <meta:editing-cycles>458</meta:editing-cycles>
    <meta:document-statistic meta:table-count="0" meta:image-count="0" meta:object-count="0" meta:page-count="10" meta:paragraph-count="204" meta:word-count="3284" meta:character-count="21747"/>
  </office:meta>
</office:document-meta>
</file>